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As a user, I want to book two-way tickets for my travels, so that i can save money.</text:p>
      <text:p text:style-name="Standard"/>
      <text:p text:style-name="Standard">2)As a user, I want to see if other users have my same personality,so that I can contact them and travel with them.</text:p>
      <text:p text:style-name="Standard"/>
      <text:p text:style-name="Standard">3) As a renter, I want to chat with travelers,so that I can make a deal with them to rent my house.</text:p>
      <text:p text:style-name="Standard"/>
      <text:p text:style-name="Standard">4)As a user, I want to rent a house, so that I can better organize my travel without seeking for an house on other web-s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18:44:52.341675674</meta:creation-date>
    <dc:date>2020-05-26T11:52:43.93</dc:date>
    <meta:editing-duration>PT1H7M2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4" meta:word-count="88" meta:character-count="424"/>
    <dc:creator>Pierciro Caliandro</dc:creator>
  </office:meta>
</office:document-meta>
</file>